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1.058cm"/>
    </style:style>
    <style:style style:name="co2"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5.775cm" fo:break-before="auto" style:use-optimal-row-height="true"/>
    </style:style>
    <style:style style:name="ro3" style:family="table-row">
      <style:table-row-properties style:row-height="5.313cm" fo:break-before="auto" style:use-optimal-row-height="true"/>
    </style:style>
    <style:style style:name="ro4" style:family="table-row">
      <style:table-row-properties style:row-height="2.588cm" fo:break-before="auto" style:use-optimal-row-height="true"/>
    </style:style>
    <style:style style:name="ro5" style:family="table-row">
      <style:table-row-properties style:row-height="5.138cm" fo:break-before="auto" style:use-optimal-row-height="true"/>
    </style:style>
    <style:style style:name="ro6" style:family="table-row">
      <style:table-row-properties style:row-height="29.986cm" fo:break-before="auto" style:use-optimal-row-height="true"/>
    </style:style>
    <style:style style:name="ro7" style:family="table-row">
      <style:table-row-properties style:row-height="6.927cm" fo:break-before="auto" style:use-optimal-row-height="true"/>
    </style:style>
    <style:style style:name="ro8" style:family="table-row">
      <style:table-row-properties style:row-height="3.226cm" fo:break-before="auto" style:use-optimal-row-height="true"/>
    </style:style>
    <style:style style:name="ro9" style:family="table-row">
      <style:table-row-properties style:row-height="1.312cm" fo:break-before="auto" style:use-optimal-row-height="true"/>
    </style:style>
    <style:style style:name="ro10" style:family="table-row">
      <style:table-row-properties style:row-height="1.951cm" fo:break-before="auto" style:use-optimal-row-height="true"/>
    </style:style>
    <style:style style:name="ro11" style:family="table-row">
      <style:table-row-properties style:row-height="4.501cm" fo:break-before="auto" style:use-optimal-row-height="true"/>
    </style:style>
    <style:style style:name="ro12" style:family="table-row">
      <style:table-row-properties style:row-height="7.68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6pt" style:font-size-asian="16pt" style:font-size-complex="16pt"/>
    </style:style>
    <style:style style:name="ce4" style:family="table-cell" style:parent-style-name="Default">
      <style:table-cell-properties fo:background-color="#000000" fo:wrap-option="wrap"/>
      <style:text-properties fo:font-size="16pt" style:font-size-asian="16pt" style:font-size-complex="16pt"/>
    </style:style>
    <style:style style:name="ce5" style:family="table-cell" style:parent-style-name="Default">
      <style:table-cell-properties fo:background-color="#000000"/>
    </style:style>
    <style:style style:name="ce6" style:family="table-cell" style:parent-style-name="Default">
      <style:table-cell-properties fo:background-color="#00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number-columns-repeated="4" table:default-cell-style-name="Default"/>
        <table:table-row table:style-name="ro1">
          <table:table-cell office:value-type="string" calcext:value-type="string">
            <text:p># Buscar en Soriano:</text:p>
          </table:table-cell>
          <table:table-cell table:number-columns-repeated="4"/>
        </table:table-row>
        <table:table-row table:style-name="ro1">
          <table:table-cell table:number-columns-repeated="5"/>
        </table:table-row>
        <table:table-row table:style-name="ro2">
          <table:table-cell table:style-name="ce4" office:value-type="string" calcext:value-type="string">
            <text:p>En su análisis queda en evidencia que estos discursos circulaban intensamente, no solo *a pesar* de la falta de imprentas y librerías, sino precisamente, *gracias a* esta carencia. &lt;cita y glosa sobre esto&gt;&lt;remate sobre cómo el "exterior" que demarcaba la "ciudad letrada" se desbordaba antes de la llegada de las máquinas&gt;</text:p>
          </table:table-cell>
          <table:table-cell table:style-name="ce5"/>
          <table:table-cell table:number-columns-repeated="3"/>
        </table:table-row>
        <table:table-row table:style-name="ro1" table:number-rows-repeated="2">
          <table:table-cell table:style-name="ce4"/>
          <table:table-cell table:style-name="ce5"/>
          <table:table-cell table:number-columns-repeated="3"/>
        </table:table-row>
        <table:table-row table:style-name="ro3">
          <table:table-cell table:style-name="ce4" office:value-type="string" calcext:value-type="string">
            <text:p>Por otra parte, como indica Soriano &lt;cita o glosa sobre la confluencia de múltiples sectores en esa rebelión, y los valores con los que Rodríguez había coincidido incluso públicamente&gt;. </text:p>
          </table:table-cell>
          <table:table-cell table:style-name="ce6" office:value-type="string" calcext:value-type="string">
            <text:p>Obtuvo "remarkable support from many pardos and poor whites, small merchants, royal officials, soldiers, and artisans from La Guaira and Caracas".</text:p>
          </table:table-cell>
          <table:table-cell table:number-columns-repeated="3"/>
        </table:table-row>
        <table:table-row table:style-name="ro1">
          <table:table-cell table:number-columns-repeated="5"/>
        </table:table-row>
        <table:table-row table:style-name="ro4">
          <table:table-cell office:value-type="string" calcext:value-type="string">
            <text:p>con las tácticas autónomas y orgánicas que las poblaciones racializadas --que era el &lt;porcentaje&gt; de la población en la provincia de Caracas-- </text:p>
          </table:table-cell>
          <table:table-cell table:number-columns-repeated="4"/>
        </table:table-row>
        <table:table-row table:style-name="ro1" table:number-rows-repeated="2">
          <table:table-cell table:number-columns-repeated="5"/>
        </table:table-row>
        <table:table-row table:style-name="ro1">
          <table:table-cell office:value-type="string" calcext:value-type="string">
            <text:p><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5">
          <table:table-cell table:style-name="ce4" office:value-type="string" calcext:value-type="string">
            <text:p><text:s/>Como indica Soriano, tanto las barberías como las zapaterías fueron, al menos desde &lt;año o década&gt; espacios en los que se discutían y compartían textos --manuscritos, prestados o leídos en voz alta--&lt;Del rol de estos espacios para la rebelión de 1797, introduciendo lo de multimedial&gt;.</text:p>
          </table:table-cell>
          <table:table-cell table:style-name="ce5"/>
          <table:table-cell table:number-columns-repeated="3"/>
        </table:table-row>
        <table:table-row table:style-name="ro1">
          <table:table-cell office:value-type="string" calcext:value-type="string">
            <text:p><text:s/></text:p>
          </table:table-cell>
          <table:table-cell table:number-columns-repeated="4"/>
        </table:table-row>
        <table:table-row table:style-name="ro6">
          <table:table-cell office:value-type="string" calcext:value-type="string">
            <text:p>&lt;cita sobre cómo traducían, copiaban a mano y versionaban los textos para asimilarlos&gt;</text:p>
          </table:table-cell>
          <table:table-cell table:style-name="ce2" office:value-type="string" calcext:value-type="string">
            <text:p>Written in a simple narrative and adapted to the circumstances of the province, local manuscripts were far more popular and accessible to readers and listeners of La Guaira than the works of Rousseau and Raynal</text:p>
          </table:table-cell>
          <table:table-cell table:style-name="ce2" office:value-type="string" calcext:value-type="string">
            <text:p>Ella habla en plural de los manuscritos locales, pero los que especifica son los de Picornell, de los que no se conservan sino los comentarios de sus lectores, y que estarían caracterizados por ser “particularly appealing to Venezuelans of African descent, in part because they were written in a style appropriate for reading out loud and making use of catechistic formulas of answers and responses that made reading easier in a context of semiliteracy. They also used familiar and easy-to-memorize narrative formulas such as epistles, dialogues, and stories for more effective oral transmission.” (Soriano, 2018, p. 209)</text:p>
          </table:table-cell>
          <table:table-cell table:style-name="ce2" office:value-type="string" calcext:value-type="string">
            <text:p>Describe cómo circulaban estos textos: por un lado, facilitaban la lectura en voz alta, que sería una de las formas de transmisión --"in gatherings and tertulias that took place in bodegas and at Valle’s barbershop. Witness testimonies confirm that many visitors and clients read these manuscripts at the barbershop. In fact, Rusiñol, Cordero, and Valle appear as the main agents in charge of spreading these texts through their own social networks. The physician Juan de la Tasa, for example, commented that he had read “the one about Bitatusa, the sermon of the Friar, and another song that a friar from Santo Domingo gave to him." (Soriano, 2018, p. 211)--, y por otra parte "Picornell’s visitors collected these writings, then copied them by hand and distributed them in private homes throughout La Guaira" (Soriano, 2018, p. 211)</text:p>
          </table:table-cell>
          <table:table-cell table:style-name="ce2" office:value-type="string" calcext:value-type="string">
            <text:p>"amizdat materials—copied by hand—flooded the cities and port towns; networks for borrowing and copying books flourished; and people of diverse social backgrounds soon learned that reading, listening, transcribing, and writing were effective ways to put information in circulation, transmit knowledge, and participate in an emergent sphere of public opinion" (Soriano, 2018, p. 39) Esto está bueno para dar un panorama general pero me sigo preguntando en qué basa estas afirmaciones. Quizá se revela más adelante.</text:p>
          </table:table-cell>
        </table:table-row>
        <table:table-row table:style-name="ro1">
          <table:table-cell table:number-columns-repeated="5"/>
        </table:table-row>
        <table:table-row table:style-name="ro7">
          <table:table-cell office:value-type="string" calcext:value-type="string">
            <text:p>Cuentecitos</text:p>
          </table:table-cell>
          <table:table-cell table:style-name="ce2" office:value-type="string" calcext:value-type="string">
            <text:p>"created texts that sought to adapt republican ideas to local social and economic circumstances, and through innovative narrative strategies made them accessible to a semiliterate population of color"</text:p>
          </table:table-cell>
          <table:table-cell table:number-columns-repeated="3"/>
        </table:table-row>
        <table:table-row table:style-name="ro1" table:number-rows-repeated="3">
          <table:table-cell table:number-columns-repeated="5"/>
        </table:table-row>
        <table:table-row table:style-name="ro1">
          <table:table-cell office:value-type="string" calcext:value-type="string">
            <text:p><text:s/># Buscar en otro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8">
          <table:table-cell office:value-type="string" calcext:value-type="string">
            <text:p><text:s/>Como indica Susana ;;Rotker, el escrito de Rodríguez &lt;sobre la escuela de primeras letras&gt; forma parte de la etapa más conservadora de su pensamiento: &lt;cita&gt; </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9">
          <table:table-cell office:value-type="string" calcext:value-type="string">
            <text:p><text:s text:c="2"/>De hecho, en su primer escrito público, &lt;nombre del texto&gt; <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0">
          <table:table-cell office:value-type="string" calcext:value-type="string">
            <text:p><text:s/>Como indica Susana ;;Rotker, el escrito de Rodríguez &lt;sobre la escuela de primeras letras&gt; </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1">
          <table:table-cell office:value-type="string" calcext:value-type="string">
            <text:p><text:s/>Como indica Nelson ;;ChavezPrologo, Rodríguez caracteriza en detalle las técnicas de propaganda difamatoria que circularon en la prensa &lt;peruana&gt; contra Simón Bolívar &lt;entre año y año&gt;, con una precisión cuantitativa que recuerda el análisis de medios contemporáneo[figura]</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2">
          <table:table-cell office:value-type="string" calcext:value-type="string">
            <text:p><text:s/>De hecho, al revisar el periódico que se imprimía en la Imprenta del Instituto Literario de Concepción el mismo año que ésta publicó *Luces* (1834), puede detectarse con precisión cómo el horizonte pedagógico era el que más acercaba los intereses de Rodríguez a los de quienes tenían los medios de imprimir: en el número &lt;&gt; pasa &lt;tal cosa&gt; &lt;la otra clave es para qué se "pule" a los "brutos"&gt;&lt;common ground&gt;&lt;meter cómo juega con el contrapunto instruir/educar&gt;</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8">
          <table:table-cell office:value-type="string" calcext:value-type="string">
            <text:p><text:s/>El pregón no es un discurso reproducido por máquinas como el cartel y la gaceta, pero, como lo entiende Rodríguez, la "monotonía" de la reproducción mecánica <text:s/>--definida por Rodríguez como &lt;cita&gt;--</text:p>
          </table:table-cell>
          <table:table-cell table:number-columns-repeated="4"/>
        </table:table-row>
        <table:table-row table:style-name="ro1">
          <table:table-cell office:value-type="string" calcext:value-type="string">
            <text:p><text:s/></text:p>
          </table:table-cell>
          <table:table-cell table:number-columns-repeated="4"/>
        </table:table-row>
        <table:table-row table:style-name="ro10">
          <table:table-cell office:value-type="string" calcext:value-type="string">
            <text:p><text:s/>El isocronismo, define brevemente Rodríguez en una nota al pie en 1828, es en principio &lt;cita&gt;</text:p>
          </table:table-cell>
          <table:table-cell table:number-columns-repeated="4"/>
        </table:table-row>
        <table:table-row table:style-name="ro1" table:number-rows-repeated="104853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Source Han Sans CN"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46:16.698711788</meta:creation-date>
    <dc:date>2023-05-16T17:10:36.275778843</dc:date>
    <meta:editing-duration>PT2H51M12S</meta:editing-duration>
    <meta:editing-cycles>3</meta:editing-cycles>
    <meta:generator>LibreOffice/7.4.6.2$Linux_X86_64 LibreOffice_project/40$Build-2</meta:generator>
    <meta:document-statistic meta:table-count="1" meta:cell-count="32" meta:object-count="0"/>
    <meta:user-defined meta:name="qrichtext">1</meta:user-defined>
  </office:meta>
</office:document-meta>
</file>